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Sharp1" svg:font-family="'WenQuanYi Zen Hei Sharp'" style:font-family-generic="modern" style:font-pitch="fixed"/>
    <style:font-face style:name="Android Emoji" svg:font-family="'Android Emoji'" style:font-pitch="variable"/>
    <style:font-face style:name="Overpass" svg:font-family="Overpass, 'MS Mincho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fo:color="#000000" style:font-name="Liberation Serif" fo:font-size="14pt" fo:font-weight="normal" style:font-name-asian="Liberation Serif1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color="#000000" style:font-name="Liberation Serif" fo:font-size="14pt" fo:font-weight="normal" officeooo:rsid="002a1dc5" officeooo:paragraph-rsid="002a1dc5" style:font-name-asian="Liberation Serif1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color="#000000" style:font-name="Liberation Serif" fo:font-size="14pt" fo:font-weight="normal" officeooo:rsid="002ad958" officeooo:paragraph-rsid="002ad958" style:font-name-asian="Liberation Serif1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color="#000000" style:font-name="Liberation Serif" fo:font-size="14pt" fo:font-weight="normal" officeooo:rsid="002bdad2" officeooo:paragraph-rsid="002bdad2" style:font-name-asian="Liberation Serif1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color="#000000" style:font-name="Liberation Serif" fo:font-size="14pt" fo:font-weight="normal" style:font-name-asian="Liberation Serif1" style:font-size-asian="14pt" style:font-weight-asian="normal" style:font-name-complex="Overpass" style:font-size-complex="14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000000" style:font-name="Liberation Serif" fo:font-size="14pt" fo:font-weight="normal" officeooo:rsid="002841c8" officeooo:paragraph-rsid="002841c8" style:font-name-asian="Liberation Serif1" style:font-size-asian="14pt" style:font-weight-asian="normal" style:font-name-complex="Overpass" style:font-size-complex="14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color="#000000" fo:font-size="14pt" fo:font-weight="normal" officeooo:rsid="001621d1" officeooo:paragraph-rsid="001621d1" style:font-name-asian="Liberation Serif1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color="#000000" fo:font-size="14pt" fo:font-weight="normal" officeooo:rsid="001bd4a1" officeooo:paragraph-rsid="001bd4a1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000000" fo:font-size="14pt" fo:font-weight="normal" officeooo:rsid="001ea65b" officeooo:paragraph-rsid="001ea65b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color="#000000" fo:font-size="14pt" fo:font-weight="normal" officeooo:rsid="001f5655" officeooo:paragraph-rsid="001f5655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color="#000000" fo:font-size="14pt" fo:font-weight="normal" officeooo:rsid="001f6f83" officeooo:paragraph-rsid="001f6f83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color="#000000" fo:font-size="14pt" fo:font-weight="normal" officeooo:rsid="00209b8c" officeooo:paragraph-rsid="00209b8c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color="#000000" fo:font-size="14pt" fo:font-weight="normal" officeooo:rsid="0020ff84" officeooo:paragraph-rsid="0020ff84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color="#000000" fo:font-size="14pt" style:font-size-asian="14pt" style:font-size-complex="14pt"/>
    </style:style>
    <style:style style:name="P16" style:family="paragraph" style:parent-style-name="Standard">
      <style:paragraph-properties fo:text-align="justify" style:justify-single-word="false"/>
      <style:text-properties fo:color="#000000" fo:font-size="14pt" officeooo:rsid="00147d44" officeooo:paragraph-rsid="00147d44" style:font-size-asian="14pt" style:font-size-complex="14pt"/>
    </style:style>
    <style:style style:name="P17" style:family="paragraph" style:parent-style-name="Standard">
      <style:paragraph-properties fo:text-align="justify" style:justify-single-word="false"/>
      <style:text-properties fo:color="#000000" fo:font-size="14pt" officeooo:rsid="001621d1" officeooo:paragraph-rsid="001621d1" style:font-size-asian="14pt" style:font-size-complex="14pt"/>
    </style:style>
    <style:style style:name="P18" style:family="paragraph" style:parent-style-name="Standard">
      <style:paragraph-properties fo:text-align="justify" style:justify-single-word="false"/>
      <style:text-properties fo:color="#000000" fo:font-size="14pt" officeooo:rsid="0017e9cf" officeooo:paragraph-rsid="0017e9cf" style:font-size-asian="14pt" style:font-size-complex="14pt"/>
    </style:style>
    <style:style style:name="P19" style:family="paragraph" style:parent-style-name="Standard">
      <style:paragraph-properties fo:text-align="justify" style:justify-single-word="false"/>
      <style:text-properties fo:color="#000000" fo:font-size="14pt" officeooo:rsid="00195776" officeooo:paragraph-rsid="00195776" style:font-size-asian="14pt" style:font-size-complex="14pt"/>
    </style:style>
    <style:style style:name="P20" style:family="paragraph" style:parent-style-name="Standard">
      <style:paragraph-properties fo:text-align="justify" style:justify-single-word="false"/>
      <style:text-properties fo:color="#000000" fo:font-size="14pt" officeooo:rsid="001ab9b3" officeooo:paragraph-rsid="001ab9b3" style:font-size-asian="14pt" style:font-size-complex="14pt"/>
    </style:style>
    <style:style style:name="P21" style:family="paragraph" style:parent-style-name="Standard">
      <style:paragraph-properties fo:text-align="justify" style:justify-single-word="false"/>
      <style:text-properties fo:color="#000000" fo:font-size="14pt" officeooo:rsid="001d6fe2" officeooo:paragraph-rsid="001d6fe2" style:font-size-asian="14pt" style:font-size-complex="14pt"/>
    </style:style>
    <style:style style:name="P22" style:family="paragraph" style:parent-style-name="Standard">
      <style:paragraph-properties fo:text-align="justify" style:justify-single-word="false"/>
      <style:text-properties fo:color="#000000" fo:font-size="14pt" officeooo:rsid="002136a3" officeooo:paragraph-rsid="002136a3" style:font-size-asian="14pt" style:font-size-complex="14pt"/>
    </style:style>
    <style:style style:name="P23" style:family="paragraph" style:parent-style-name="Standard">
      <style:paragraph-properties fo:text-align="justify" style:justify-single-word="false"/>
      <style:text-properties fo:color="#000000" fo:font-size="14pt" officeooo:rsid="00223358" officeooo:paragraph-rsid="00223358" style:font-size-asian="14pt" style:font-size-complex="14pt"/>
    </style:style>
    <style:style style:name="P24" style:family="paragraph" style:parent-style-name="Standard">
      <style:paragraph-properties fo:text-align="justify" style:justify-single-word="false"/>
      <style:text-properties fo:color="#000000" fo:font-size="14pt" officeooo:rsid="00214713" officeooo:paragraph-rsid="00214713" style:font-name-asian="Liberation Serif1" style:font-size-asian="14pt" style:font-name-complex="Overpass" style:font-size-complex="14pt"/>
    </style:style>
    <style:style style:name="P25" style:family="paragraph" style:parent-style-name="Standard">
      <style:paragraph-properties fo:text-align="justify" style:justify-single-word="false"/>
      <style:text-properties fo:color="#000000" fo:font-size="14pt" officeooo:rsid="00223358" officeooo:paragraph-rsid="00223358" style:font-name-asian="Liberation Serif1" style:font-size-asian="14pt" style:font-name-complex="Overpass" style:font-size-complex="14pt"/>
    </style:style>
    <style:style style:name="P26" style:family="paragraph" style:parent-style-name="Standard">
      <style:paragraph-properties fo:text-align="justify" style:justify-single-word="false"/>
      <style:text-properties fo:color="#000000" fo:font-size="14pt" officeooo:rsid="002376d7" officeooo:paragraph-rsid="002376d7" style:font-name-asian="Liberation Serif1" style:font-size-asian="14pt" style:font-name-complex="Overpass" style:font-size-complex="14pt"/>
    </style:style>
    <style:style style:name="P27" style:family="paragraph" style:parent-style-name="Standard">
      <style:paragraph-properties fo:text-align="justify" style:justify-single-word="false"/>
      <style:text-properties fo:color="#000000" fo:font-size="11pt" fo:font-weight="normal" officeooo:rsid="001ea65b" officeooo:paragraph-rsid="001ea65b" style:font-size-asian="11pt" style:font-weight-asian="normal" style:font-size-complex="11pt" style:font-weight-complex="normal"/>
    </style:style>
    <style:style style:name="P28" style:family="paragraph" style:parent-style-name="Standard">
      <style:text-properties style:font-name="Android Emoji" fo:font-size="12pt" fo:font-weight="normal" officeooo:rsid="001bd4a1" officeooo:paragraph-rsid="001bd4a1" style:font-size-asian="12pt" style:font-weight-asian="normal" style:font-size-complex="12pt" style:font-weight-complex="normal"/>
    </style:style>
    <style:style style:name="P29" style:family="paragraph" style:parent-style-name="Preformatted_20_Text">
      <style:paragraph-properties fo:text-align="justify" style:justify-single-word="false"/>
      <style:text-properties fo:color="#000000" style:font-name="Liberation Serif" fo:font-size="14pt" fo:font-weight="normal" style:font-name-asian="Liberation Serif1" style:font-size-asian="14pt" style:font-weight-asian="normal" style:font-size-complex="14pt" style:font-weight-complex="normal"/>
    </style:style>
    <style:style style:name="P30" style:family="paragraph" style:parent-style-name="Standard" style:list-style-name="WW8Num1">
      <style:paragraph-properties fo:text-align="justify" style:justify-single-word="false"/>
      <style:text-properties fo:color="#000000" fo:font-size="14pt" style:font-size-asian="14pt" style:font-size-complex="14pt"/>
    </style:style>
    <style:style style:name="P31" style:family="paragraph" style:parent-style-name="Standard" style:list-style-name="WW8Num1">
      <style:paragraph-properties fo:text-align="justify" style:justify-single-word="false"/>
      <style:text-properties fo:color="#000000" fo:font-size="14pt" officeooo:paragraph-rsid="00195776" style:font-size-asian="14pt" style:font-size-complex="14pt"/>
    </style:style>
    <style:style style:name="P32" style:family="paragraph" style:parent-style-name="Standard">
      <style:paragraph-properties fo:text-align="justify" style:justify-single-word="false"/>
      <style:text-properties fo:color="#000000" fo:font-size="14pt" officeooo:rsid="0017e9cf" officeooo:paragraph-rsid="0017e9cf" style:font-size-asian="14pt" style:font-size-complex="14pt"/>
    </style:style>
    <style:style style:name="P33" style:family="paragraph" style:parent-style-name="Standard">
      <style:paragraph-properties fo:text-align="justify" style:justify-single-word="false"/>
      <style:text-properties fo:color="#000000" fo:font-size="14pt" officeooo:rsid="002d6fc1" officeooo:paragraph-rsid="002d6fc1" style:font-size-asian="14pt" style:font-size-complex="14pt"/>
    </style:style>
    <style:style style:name="P34" style:family="paragraph" style:parent-style-name="Standard">
      <style:paragraph-properties fo:text-align="justify" style:justify-single-word="false"/>
      <style:text-properties fo:color="#000000" fo:font-size="14pt" officeooo:rsid="00195776" officeooo:paragraph-rsid="00195776" style:font-size-asian="14pt" style:font-size-complex="14pt"/>
    </style:style>
    <style:style style:name="P35" style:family="paragraph" style:parent-style-name="Standard">
      <style:paragraph-properties fo:text-align="justify" style:justify-single-word="false"/>
      <style:text-properties fo:color="#000000" fo:font-size="14pt" officeooo:rsid="002e94a3" officeooo:paragraph-rsid="002e94a3" style:font-size-asian="14pt" style:font-size-complex="14pt"/>
    </style:style>
    <style:style style:name="P36" style:family="paragraph" style:parent-style-name="Standard" style:list-style-name="WW8Num1">
      <style:paragraph-properties fo:text-align="justify" style:justify-single-word="false"/>
      <style:text-properties fo:color="#000000" fo:font-size="14pt" fo:font-weight="normal" style:font-name-asian="Liberation Serif1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text-align="justify" style:justify-single-word="false"/>
      <style:text-properties fo:color="#000000" fo:font-size="14pt" fo:font-weight="normal" officeooo:rsid="002c79b8" officeooo:paragraph-rsid="002c79b8" style:font-name-asian="Liberation Serif1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text-align="justify" style:justify-single-word="false"/>
      <style:text-properties fo:color="#000000" fo:font-size="14pt" style:font-name-asian="Liberation Serif1" style:font-size-asian="14pt" style:font-name-complex="Overpass" style:font-size-complex="14pt"/>
    </style:style>
    <style:style style:name="P39" style:family="paragraph" style:parent-style-name="Standard" style:list-style-name="WW8Num1">
      <style:paragraph-properties fo:text-align="justify" style:justify-single-word="false"/>
      <style:text-properties fo:color="#000000" fo:font-size="14pt" style:font-name-asian="Liberation Serif1" style:font-size-asian="14pt" style:font-name-complex="Overpass" style:font-size-complex="14pt"/>
    </style:style>
    <style:style style:name="P40" style:family="paragraph" style:parent-style-name="Standard">
      <style:paragraph-properties fo:text-align="justify" style:justify-single-word="false"/>
      <style:text-properties fo:color="#000000" fo:font-size="14pt" fo:font-weight="bold" officeooo:rsid="002c79b8" officeooo:paragraph-rsid="002c79b8" style:font-name-asian="Liberation Serif1" style:font-size-asian="14pt" style:font-weight-asian="bold" style:font-size-complex="14pt" style:font-weight-complex="bold"/>
    </style:style>
    <style:style style:name="P41" style:family="paragraph" style:parent-style-name="Standard">
      <style:paragraph-properties fo:text-align="justify" style:justify-single-word="false"/>
      <style:text-properties fo:color="#000000" fo:font-size="14pt" fo:font-weight="bold" officeooo:rsid="00300d12" officeooo:paragraph-rsid="00300d12" style:font-name-asian="Liberation Serif1" style:font-size-asian="14pt" style:font-weight-asian="bold" style:font-name-complex="Overpass" style:font-size-complex="14pt" style:font-weight-complex="bold"/>
    </style:style>
    <style:style style:name="P42" style:family="paragraph" style:parent-style-name="Standard">
      <style:paragraph-properties fo:text-align="justify" style:justify-single-word="false"/>
      <style:text-properties fo:color="#000000" fo:font-size="14pt" fo:font-weight="bold" officeooo:rsid="0017e9cf" officeooo:paragraph-rsid="0017e9cf" style:font-size-asian="14pt" style:font-weight-asian="bold" style:font-size-complex="14pt" style:font-weight-complex="bold"/>
    </style:style>
    <style:style style:name="P43" style:family="paragraph" style:parent-style-name="Standard">
      <style:paragraph-properties fo:text-align="justify" style:justify-single-word="false"/>
      <style:text-properties fo:color="#000000" fo:font-size="14pt" fo:font-weight="bold" officeooo:rsid="002d6fc1" officeooo:paragraph-rsid="002d6fc1" style:font-size-asian="14pt" style:font-weight-asian="bold" style:font-size-complex="14pt" style:font-weight-complex="bold"/>
    </style:style>
    <style:style style:name="P44" style:family="paragraph" style:parent-style-name="Standard" style:list-style-name="WW8Num1">
      <style:paragraph-properties fo:text-align="justify" style:justify-single-word="false"/>
      <style:text-properties fo:color="#000000" style:font-name="Liberation Serif" fo:font-size="14pt" fo:font-weight="normal" style:font-name-asian="Liberation Serif1" style:font-size-asian="14pt" style:font-weight-asian="normal" style:font-name-complex="Overpass" style:font-size-complex="14pt" style:font-weight-complex="normal"/>
    </style:style>
    <style:style style:name="P45" style:family="paragraph" style:parent-style-name="Standard" style:list-style-name="WW8Num1">
      <style:paragraph-properties fo:text-align="justify" style:justify-single-word="false"/>
      <style:text-properties fo:color="#000000" style:font-name="Liberation Serif" fo:font-size="14pt" fo:font-weight="normal" style:font-name-asian="Liberation Serif1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text-align="justify" style:justify-single-word="false"/>
      <style:text-properties fo:color="#000000" style:font-name="Liberation Serif" fo:font-size="14pt" fo:font-weight="bold" style:font-name-asian="Liberation Serif1" style:font-size-asian="14pt" style:font-weight-asian="bold" style:font-name-complex="Overpass" style:font-size-complex="14pt" style:font-weight-complex="bold"/>
    </style:style>
    <style:style style:name="P47" style:family="paragraph" style:parent-style-name="Standard" style:list-style-name="WW8Num1">
      <style:paragraph-properties fo:text-align="justify" style:justify-single-word="false"/>
      <style:text-properties fo:color="#000000" style:font-name="Liberation Serif" fo:font-size="14pt" fo:font-weight="bold" style:font-name-asian="Liberation Serif1" style:font-size-asian="14pt" style:font-weight-asian="bold" style:font-name-complex="Overpass" style:font-size-complex="14pt" style:font-weight-complex="bold"/>
    </style:style>
    <style:style style:name="P48" style:family="paragraph" style:parent-style-name="Standard" style:list-style-name="WW8Num1">
      <style:paragraph-properties fo:text-align="justify" style:justify-single-word="false"/>
    </style:style>
    <style:style style:name="P49" style:family="paragraph" style:parent-style-name="Standard" style:list-style-name="WW8Num1">
      <style:paragraph-properties fo:text-align="justify" style:justify-single-word="false"/>
      <style:text-properties officeooo:paragraph-rsid="002bdad2"/>
    </style:style>
    <style:style style:name="T1" style:family="text">
      <style:text-properties fo:color="#000000" style:font-name="Liberation Serif" fo:font-size="14pt" fo:font-weight="normal" style:font-name-asian="Liberation Serif1" style:font-size-asian="14pt" style:font-weight-asian="normal" style:font-name-complex="Overpass" style:font-size-complex="14pt" style:font-weight-complex="normal"/>
    </style:style>
    <style:style style:name="T2" style:family="text">
      <style:text-properties officeooo:rsid="002c79b8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ries:</text:p>
      <text:p text:style-name="P28"/>
      <text:p text:style-name="P28">TABLE STRUCTURES:</text:p>
      <text:p text:style-name="P1"/>
      <text:p text:style-name="P9">mysql&gt; describe books;</text:p>
      <text:p text:style-name="P9">+--------+-------------+------+-----+---------+-------+</text:p>
      <text:p text:style-name="P9">| Field <text:s/>| Type <text:s text:c="7"/>| Null | Key | Default | Extra |</text:p>
      <text:p text:style-name="P9">+--------+-------------+------+-----+---------+-------+</text:p>
      <text:p text:style-name="P9">| b_id <text:s text:c="2"/>| int(6) <text:s text:c="5"/>| NO <text:s text:c="2"/>| PRI | NULL <text:s text:c="3"/>| <text:s text:c="6"/>|</text:p>
      <text:p text:style-name="P9">| b_name | varchar(50) | NO <text:s text:c="2"/>| <text:s text:c="4"/>| NULL <text:s text:c="3"/>| <text:s text:c="6"/>|</text:p>
      <text:p text:style-name="P9">| b_auth | varchar(50) | NO <text:s text:c="2"/>| <text:s text:c="4"/>| NULL <text:s text:c="3"/>| <text:s text:c="6"/>|</text:p>
      <text:p text:style-name="P9">| b_pub <text:s/>| varchar(50) | NO <text:s text:c="2"/>| <text:s text:c="4"/>| NULL <text:s text:c="3"/>| <text:s text:c="6"/>|</text:p>
      <text:p text:style-name="P9">| b_cost | int(5) <text:s text:c="5"/>| YES <text:s/>| <text:s text:c="4"/>| NULL <text:s text:c="3"/>| <text:s text:c="6"/>|</text:p>
      <text:p text:style-name="P9">| DOPub <text:s/>| date <text:s text:c="7"/>| NO <text:s text:c="2"/>| <text:s text:c="4"/>| NULL <text:s text:c="3"/>| <text:s text:c="6"/>|</text:p>
      <text:p text:style-name="P9">| M_id <text:s text:c="2"/>| int(5) <text:s text:c="5"/>| NO <text:s text:c="2"/>| MUL | NULL <text:s text:c="3"/>| <text:s text:c="6"/>|</text:p>
      <text:p text:style-name="P9">+--------+-------------+------+-----+---------+-------+</text:p>
      <text:p text:style-name="P9">7 rows in set (0.01 sec)</text:p>
      <text:p text:style-name="P9"/>
      <text:p text:style-name="P9">mysql&gt; describe members;</text:p>
      <text:p text:style-name="P9">+--------+--------------+------+-----+---------+-------+</text:p>
      <text:p text:style-name="P9">| Field <text:s/>| Type <text:s text:c="8"/>| Null | Key | Default | Extra |</text:p>
      <text:p text:style-name="P9">+--------+--------------+------+-----+---------+-------+</text:p>
      <text:p text:style-name="P9">| m_id <text:s text:c="2"/>| int(5) <text:s text:c="6"/>| NO <text:s text:c="2"/>| PRI | NULL <text:s text:c="3"/>| <text:s text:c="6"/>|</text:p>
      <text:p text:style-name="P9">| m_name | varchar(50) <text:s/>| NO <text:s text:c="2"/>| <text:s text:c="4"/>| NULL <text:s text:c="3"/>| <text:s text:c="6"/>|</text:p>
      <text:p text:style-name="P9">| m_add <text:s/>| varchar(100) | NO <text:s text:c="2"/>| <text:s text:c="4"/>| NULL <text:s text:c="3"/>| <text:s text:c="6"/>|</text:p>
      <text:p text:style-name="P9">| m_ph <text:s text:c="2"/>| int(4) <text:s text:c="6"/>| NO <text:s text:c="2"/>| <text:s text:c="4"/>| NULL <text:s text:c="3"/>| <text:s text:c="6"/>|</text:p>
      <text:p text:style-name="P9">+--------+--------------+------+-----+---------+-------+</text:p>
      <text:p text:style-name="P9">4 rows in set (0.00 sec)</text:p>
      <text:p text:style-name="P9"/>
      <text:p text:style-name="P9">CREATE TABLE ISSUE:</text:p>
      <text:p text:style-name="P9"/>
      <text:p text:style-name="P9">mysql&gt; create table issue ( m_id int(5) not null, b_id int(6) not null, i_date date, r_date date, i_num int, primary key (b_id,m_id,i_num));</text:p>
      <text:p text:style-name="P9">Query OK, 0 rows affected (0.13 sec)</text:p>
      <text:p text:style-name="P9"/>
      <text:p text:style-name="P9">mysql&gt; describe issue;</text:p>
      <text:p text:style-name="P9">+--------+---------+------+-----+---------+-------+</text:p>
      <text:p text:style-name="P9">| Field <text:s/>| Type <text:s text:c="3"/>| Null | Key | Default | Extra |</text:p>
      <text:p text:style-name="P9">+--------+---------+------+-----+---------+-------+</text:p>
      <text:p text:style-name="P9">| m_id <text:s text:c="2"/>| int(5) <text:s/>| NO <text:s text:c="2"/>| PRI | NULL <text:s text:c="3"/>| <text:s text:c="6"/>|</text:p>
      <text:p text:style-name="P9">| b_id <text:s text:c="2"/>| int(6) <text:s/>| NO <text:s text:c="2"/>| PRI | NULL <text:s text:c="3"/>| <text:s text:c="6"/>|</text:p>
      <text:p text:style-name="P9">| i_date | date <text:s text:c="3"/>| YES <text:s/>| <text:s text:c="4"/>| NULL <text:s text:c="3"/>| <text:s text:c="6"/>|</text:p>
      <text:p text:style-name="P9">| r_date | date <text:s text:c="3"/>| YES <text:s/>| <text:s text:c="4"/>| NULL <text:s text:c="3"/>| <text:s text:c="6"/>|</text:p>
      <text:p text:style-name="P9">| i_num <text:s/>| int(11) | NO <text:s text:c="2"/>| PRI | 0 <text:s text:c="6"/>| <text:s text:c="6"/>|</text:p>
      <text:p text:style-name="P9">+--------+---------+------+-----+---------+-------+</text:p>
      <text:p text:style-name="P9">5 rows in set (0.00 sec)</text:p>
      <text:p text:style-name="P9"/>
      <text:p text:style-name="P9">mysql&gt; alter table issue add foreign key(m_id) references members(m_id) on delete cascade on update cascade;</text:p>
      <text:p text:style-name="P9">Query OK, 0 rows affected (0.31 sec)</text:p>
      <text:p text:style-name="P9">Records: 0 <text:s/>Duplicates: 0 <text:s/>Warnings: 0</text:p>
      <text:p text:style-name="P9"/>
      <text:p text:style-name="P9">mysql&gt; alter table issue add foreign key(b_id) references books(b_id) on delete cascade on update cascade;</text:p>
      <text:p text:style-name="P9">Query OK, 0 rows affected (0.50 sec)</text:p>
      <text:p text:style-name="P9">Records: 0 <text:s/>Duplicates: 0 <text:s/>Warnings: 0</text:p>
      <text:p text:style-name="P9"/>
      <text:p text:style-name="P9">mysql&gt; describe issue; <text:s text:c="89"/>+--------+---------+------+-----+---------+-------+</text:p>
      <text:p text:style-name="P9">| Field <text:s/>| Type <text:s text:c="3"/>| Null | Key | Default | Extra |</text:p>
      <text:p text:style-name="P9">+--------+---------+------+-----+---------+-------+</text:p>
      <text:p text:style-name="P9">| m_id <text:s text:c="2"/>| int(5) <text:s/>| NO <text:s text:c="2"/>| PRI | NULL <text:s text:c="3"/>| <text:s text:c="6"/>|</text:p>
      <text:p text:style-name="P9">| b_id <text:s text:c="2"/>| int(6) <text:s/>| NO <text:s text:c="2"/>| PRI | NULL <text:s text:c="3"/>| <text:s text:c="6"/>|</text:p>
      <text:p text:style-name="P9">| i_date | date <text:s text:c="3"/>| YES <text:s/>| <text:s text:c="4"/>| NULL <text:s text:c="3"/>| <text:s text:c="6"/>|</text:p>
      <text:p text:style-name="P9">| r_date | date <text:s text:c="3"/>| YES <text:s/>| <text:s text:c="4"/>| NULL <text:s text:c="3"/>| <text:s text:c="6"/>|</text:p>
      <text:p text:style-name="P9">| i_num <text:s/>| int(11) | NO <text:s text:c="2"/>| PRI | 0 <text:s text:c="6"/>| <text:s text:c="6"/>|</text:p>
      <text:p text:style-name="P9">+--------+---------+------+-----+---------+-------+</text:p>
      <text:p text:style-name="P9">5 rows in set (0.00 sec)</text:p>
      <text:p text:style-name="P9"/>
      <text:p text:style-name="P10">TABLE DATA:</text:p>
      <text:p text:style-name="P10"/>
      <text:p text:style-name="P10">mysql&gt; select * from issue;</text:p>
      <text:p text:style-name="P10">+------+------+------------+------------+-------+</text:p>
      <text:p text:style-name="P10">| m_id | b_id | i_date <text:s text:c="4"/>| r_date <text:s text:c="4"/>| i_num |</text:p>
      <text:p text:style-name="P10">+------+------+------------+------------+-------+</text:p>
      <text:p text:style-name="P10">| <text:s text:c="3"/>1 | 1000 | 2017-07-01 | 2017-07-15 | <text:s text:c="4"/>0 |</text:p>
      <text:p text:style-name="P10">| <text:s text:c="3"/>2 | 1001 | 2017-07-01 | 2017-07-16 | <text:s text:c="4"/>5 |</text:p>
      <text:p text:style-name="P10">| <text:s text:c="3"/>2 | 1002 | 2017-07-01 | 2017-07-25 | <text:s text:c="3"/>50 |</text:p>
      <text:p text:style-name="P10">| <text:s text:c="3"/>2 | 1003 | 2017-07-01 | 2017-07-25 | <text:s text:c="3"/>50 |</text:p>
      <text:p text:style-name="P10">| <text:s text:c="3"/>6 | 1004 | 2017-07-13 | 2017-07-30 | <text:s text:c="3"/>10 |</text:p>
      <text:p text:style-name="P10">| <text:s text:c="3"/>4 | 1005 | 2017-07-01 | NULL <text:s text:c="6"/>| <text:s text:c="4"/>0 |</text:p>
      <text:p text:style-name="P10">| <text:s text:c="3"/>1 | 1201 | 2017-07-01 | 2017-07-15 | <text:s text:c="4"/>0 |</text:p>
      <text:p text:style-name="P10">+------+------+------------+------------+-------+</text:p>
      <text:p text:style-name="P10">7 rows in set (0.00 sec)</text:p>
      <text:p text:style-name="P10"/>
      <text:p text:style-name="P10">mysql&gt; select * from books;</text:p>
      <text:p text:style-name="P27">+------+---------------------------+------------------+-----------------+--------+------------+------+</text:p>
      <text:p text:style-name="P27">| b_id | b_name <text:s text:c="19"/>| b_auth <text:s text:c="10"/>| b_pub <text:s text:c="10"/>| b_cost | DOPub <text:s text:c="5"/>| M_id |</text:p>
      <text:p text:style-name="P27">+------+---------------------------+------------------+-----------------+--------+------------+------+</text:p>
      <text:p text:style-name="P27">| 1000 | Harry Potter Series | J.K Rowling <text:s text:c="5"/>| Scholastic <text:s text:c="5"/>| <text:s text:c="3"/>125 | 1990-12-12 | <text:s text:c="3"/>1 |</text:p>
      <text:p text:style-name="P27">| 1001 | Wuthering Heights <text:s/>| Emily Bronte <text:s text:c="4"/>| Scholastic <text:s text:c="5"/>| <text:s text:c="3"/>120 | 1990-12-12 | <text:s text:c="3"/>2 |</text:p>
      <text:p text:style-name="P27">| 1002 | Jane Eyre <text:s text:c="16"/>| Charlotte Bronte | Scholastic <text:s text:c="5"/>| <text:s text:c="3"/>120 | 1908-01-14 | <text:s text:c="3"/>2 |</text:p>
      <text:p text:style-name="P27">| 1003 | Two States <text:s text:c="15"/>| Chettan Bhagat <text:s text:c="2"/>| Scholastic <text:s text:c="5"/>| <text:s text:c="4"/>50 | 2000-11-22 | <text:s text:c="3"/>2 |</text:p>
      <text:p text:style-name="P27">| 1004 | The Appocalypse <text:s text:c="5"/>| G.K Pooling <text:s text:c="5"/>| Hemington Press | <text:s text:c="3"/>180 | 1898-07-11 | <text:s text:c="3"/>6 |</text:p>
      <text:p text:style-name="P27">| 1005 | Machine Learning in Music | John Denver <text:s text:c="5"/>| Wiley <text:s text:c="10"/>| <text:s text:c="3"/>500 | 2005-08-23 | <text:s text:c="3"/>4 |</text:p>
      <text:p text:style-name="P27">| 1201 | The Appocalypse <text:s text:c="5"/>| G.K Pooling <text:s text:c="5"/>| Hemington Press | <text:s text:c="3"/>180 | 1898-07-11 | <text:s text:c="3"/>1 |</text:p>
      <text:p text:style-name="P27">+------+---------------------------+------------------+-----------------+--------+------------+------+</text:p>
      <text:p text:style-name="P10">7 rows in set (0.00 sec)</text:p>
      <text:p text:style-name="P10"/>
      <text:p text:style-name="P11">mysql&gt; select * from members;</text:p>
      <text:p text:style-name="P11">+-------+-----------+----------------------+------+</text:p>
      <text:p text:style-name="P11">| m_id <text:s/>| m_name <text:s text:c="3"/>| m_add <text:s text:c="15"/>| m_ph |</text:p>
      <text:p text:style-name="P11">+-------+-----------+----------------------+------+</text:p>
      <text:p text:style-name="P11">| <text:s text:c="4"/>1 | Tanisha <text:s text:c="2"/>| Pashan,Sus Road,Pune | <text:s text:c="2"/>11 |</text:p>
      <text:p text:style-name="P11">| <text:s text:c="4"/>2 | Asmita <text:s text:c="3"/>| Delhi <text:s text:c="15"/>| <text:s/>112 |</text:p>
      <text:p text:style-name="P11">| <text:s text:c="4"/>3 | Pooja <text:s text:c="4"/>| Delhi <text:s text:c="15"/>| <text:s/>111 |</text:p>
      <text:p text:style-name="P11">| <text:s text:c="4"/>4 | Shivani <text:s text:c="2"/>| Sinhagad Road,Pune <text:s text:c="2"/>| 1234 |</text:p>
      <text:p text:style-name="P11">| <text:s text:c="4"/>5 | Shubhangi | NCL Road,Pune <text:s text:c="7"/>| 5678 |</text:p>
      <text:p text:style-name="P11">| <text:s text:c="4"/>6 | Trupti <text:s text:c="3"/>| Pashan,Sus Road,Pune | 1098 |</text:p>
      <text:p text:style-name="P11">| <text:s text:c="2"/>106 | Rathi <text:s text:c="4"/>| Kothrud, Pune <text:s text:c="7"/>| 2908 |</text:p>
      <text:p text:style-name="P11">| 10007 | Rajan <text:s text:c="4"/>| Kothrud, Pune <text:s text:c="7"/>| 2222 |</text:p>
      <text:p text:style-name="P11">+-------+-----------+----------------------+------+</text:p>
      <text:p text:style-name="P11">8 rows in set (0.00 sec)</text:p>
      <text:p text:style-name="P11"/>
      <text:p text:style-name="P12">IMP:</text:p>
      <text:p text:style-name="P12">mysql&gt; SELECT <text:s text:c="102"/>-&gt; <text:s text:c="2"/>table_name AS TableName,</text:p>
      <text:p text:style-name="P12"><text:s text:c="4"/>-&gt; <text:s text:c="2"/>constraint_name AS ConstraintName,</text:p>
      <text:p text:style-name="P12"><text:s text:c="4"/>-&gt; <text:s text:c="2"/>constraint_type AS ConstraintType</text:p>
      <text:p text:style-name="P12"><text:s text:c="4"/>-&gt; FROM information_schema.table_constraints</text:p>
      <text:p text:style-name="P12"><text:s text:c="4"/>-&gt; ORDER BY TableName;</text:p>
      <text:p text:style-name="P12">+-----------+----------------+----------------+</text:p>
      <text:p text:style-name="P12">| TableName | ConstraintName | ConstraintType |</text:p>
      <text:p text:style-name="P12">+-----------+----------------+----------------+</text:p>
      <text:p text:style-name="P12">| books <text:s text:c="4"/>| books_ibfk_1 <text:s text:c="2"/>| FOREIGN KEY <text:s text:c="3"/>|</text:p>
      <text:p text:style-name="P12">| books <text:s text:c="4"/>| PRIMARY <text:s text:c="7"/>| PRIMARY KEY <text:s text:c="3"/>|</text:p>
      <text:p text:style-name="P12">| issue <text:s text:c="4"/>| issue_ibfk_2 <text:s text:c="2"/>| FOREIGN KEY <text:s text:c="3"/>|</text:p>
      <text:p text:style-name="P12">| issue <text:s text:c="4"/>| issue_ibfk_1 <text:s text:c="2"/>| FOREIGN KEY <text:s text:c="3"/>|</text:p>
      <text:p text:style-name="P12">| issue <text:s text:c="4"/>| PRIMARY <text:s text:c="7"/>| PRIMARY KEY <text:s text:c="3"/>|</text:p>
      <text:p text:style-name="P12">| members <text:s text:c="2"/>| PRIMARY <text:s text:c="7"/>| PRIMARY KEY <text:s text:c="3"/>|</text:p>
      <text:p text:style-name="P12">| staff <text:s text:c="4"/>| PRIMARY <text:s text:c="7"/>| PRIMARY KEY <text:s text:c="3"/>|</text:p>
      <text:p text:style-name="P12">+-----------+----------------+----------------+</text:p>
      <text:p text:style-name="P12">7 rows in set (0.01 sec)</text:p>
      <text:p text:style-name="P12"/>
      <text:p text:style-name="P13">mysql&gt; select * from information_schema.table_constraints;</text:p>
      <text:p text:style-name="P13">+--------------------+-------------------+-----------------+--------------+------------+-----------------+</text:p>
      <text:p text:style-name="P13">| CONSTRAINT_CATALOG | CONSTRAINT_SCHEMA | CONSTRAINT_NAME | TABLE_SCHEMA | TABLE_NAME | CONSTRAINT_TYPE |</text:p>
      <text:p text:style-name="P13">+--------------------+-------------------+-----------------+--------------+------------+-----------------+</text:p>
      <text:p text:style-name="P13">| def <text:s text:c="15"/>| b76 <text:s text:c="14"/>| PRIMARY <text:s text:c="8"/>| b76 <text:s text:c="9"/>| books <text:s text:c="5"/>| PRIMARY KEY <text:s text:c="4"/>|</text:p>
      <text:p text:style-name="P13">| def <text:s text:c="15"/>| b76 <text:s text:c="14"/>| books_ibfk_1 <text:s text:c="3"/>| b76 <text:s text:c="9"/>| books <text:s text:c="5"/>| FOREIGN KEY <text:s text:c="4"/>|</text:p>
      <text:p text:style-name="P13">| def <text:s text:c="15"/>| b76 <text:s text:c="14"/>| PRIMARY <text:s text:c="8"/>| b76 <text:s text:c="9"/>| issue <text:s text:c="5"/>| PRIMARY KEY <text:s text:c="4"/>|</text:p>
      <text:p text:style-name="P13">| def <text:s text:c="15"/>| b76 <text:s text:c="14"/>| issue_ibfk_1 <text:s text:c="3"/>| b76 <text:s text:c="9"/>| issue <text:s text:c="5"/>| FOREIGN KEY <text:s text:c="4"/>|</text:p>
      <text:p text:style-name="P13">| def <text:s text:c="15"/>| b76 <text:s text:c="14"/>| issue_ibfk_2 <text:s text:c="3"/>| b76 <text:s text:c="9"/>| issue <text:s text:c="5"/>| FOREIGN KEY <text:s text:c="4"/>|</text:p>
      <text:p text:style-name="P13">| def <text:s text:c="15"/>| b76 <text:s text:c="14"/>| PRIMARY <text:s text:c="8"/>| b76 <text:s text:c="9"/>| members <text:s text:c="3"/>| PRIMARY KEY <text:s text:c="4"/>|</text:p>
      <text:p text:style-name="P13">| def <text:s text:c="15"/>| b76 <text:s text:c="14"/>| PRIMARY <text:s text:c="8"/>| b76 <text:s text:c="9"/>| staff <text:s text:c="5"/>| PRIMARY KEY <text:s text:c="4"/>|</text:p>
      <text:p text:style-name="P13">+--------------------+-------------------+-----------------+--------------+------------+-----------------+</text:p>
      <text:p text:style-name="P13">7 rows in set (0.01 sec)</text:p>
      <text:p text:style-name="P13"/>
      <text:p text:style-name="P14">mysql&gt; ALTER TABLE issue drop foreign key issue_ibfk_1 ;</text:p>
      <text:p text:style-name="P14">Query OK, 0 rows affected (0.04 sec)</text:p>
      <text:p text:style-name="P14">Records: 0 <text:s/>Duplicates: 0 <text:s/>Warnings: 0</text:p>
      <text:p text:style-name="P14"/>
      <text:p text:style-name="P14">mysql&gt; ALTER TABLE issue drop foreign key issue_ibfk_2 ;</text:p>
      <text:p text:style-name="P14">Query OK, 0 rows affected (0.04 sec)</text:p>
      <text:p text:style-name="P14">Records: 0 <text:s/>Duplicates: 0 <text:s/>Warnings: 0</text:p>
      <text:p text:style-name="P14"/>
      <text:p text:style-name="P14">mysql&gt; select * from information_schema.table_constraints;</text:p>
      <text:p text:style-name="P14">+--------------------+-------------------+-----------------+--------------+------------+-----------------+</text:p>
      <text:p text:style-name="P14">| CONSTRAINT_CATALOG | CONSTRAINT_SCHEMA | CONSTRAINT_NAME | TABLE_SCHEMA | TABLE_NAME | CONSTRAINT_TYPE |</text:p>
      <text:p text:style-name="P14">+--------------------+-------------------+-----------------+--------------+------------+-----------------+</text:p>
      <text:p text:style-name="P14">| def <text:s text:c="15"/>| b76 <text:s text:c="14"/>| PRIMARY <text:s text:c="8"/>| b76 <text:s text:c="9"/>| books <text:s text:c="5"/>| PRIMARY KEY <text:s text:c="4"/>|</text:p>
      <text:p text:style-name="P14">| def <text:s text:c="15"/>| b76 <text:s text:c="14"/>| books_ibfk_1 <text:s text:c="3"/>| b76 <text:s text:c="9"/>| books <text:s text:c="5"/>| FOREIGN KEY <text:s text:c="4"/>|</text:p>
      <text:p text:style-name="P14">| def <text:s text:c="15"/>| b76 <text:s text:c="14"/>| PRIMARY <text:s text:c="8"/>| b76 <text:s text:c="9"/>| issue <text:s text:c="5"/>| PRIMARY KEY <text:s text:c="4"/>|</text:p>
      <text:p text:style-name="P14">| def <text:s text:c="15"/>| b76 <text:s text:c="14"/>| PRIMARY <text:s text:c="8"/>| b76 <text:s text:c="9"/>| members <text:s text:c="3"/>| PRIMARY KEY <text:s text:c="4"/>|</text:p>
      <text:p text:style-name="P14">| def <text:s text:c="15"/>| b76 <text:s text:c="14"/>| PRIMARY <text:s text:c="8"/>| b76 <text:s text:c="9"/>| staff <text:s text:c="5"/>| PRIMARY KEY <text:s text:c="4"/>|</text:p>
      <text:p text:style-name="P14">+--------------------+-------------------+-----------------+--------------+------------+-----------------+</text:p>
      <text:p text:style-name="P14">5 rows in set (0.01 sec)</text:p>
      <text:p text:style-name="P14"/>
      <text:p text:style-name="P12">mysql&gt; alter table issue add i_num int ;</text:p>
      <text:p text:style-name="P12">Query OK, 0 rows affected (0.28 sec)</text:p>
      <text:p text:style-name="P12">Records: 0 <text:s/>Duplicates: 0 <text:s/>Warnings: 0</text:p>
      <text:p text:style-name="P12"/>
      <text:p text:style-name="P12">mysql&gt; describe issue;</text:p>
      <text:p text:style-name="P12">+--------+---------+------+-----+---------+-------+</text:p>
      <text:p text:style-name="P12">| Field <text:s/>| Type <text:s text:c="3"/>| Null | Key | Default | Extra |</text:p>
      <text:p text:style-name="P12">+--------+---------+------+-----+---------+-------+</text:p>
      <text:p text:style-name="P12">| m_id <text:s text:c="2"/>| int(5) <text:s/>| NO <text:s text:c="2"/>| PRI | NULL <text:s text:c="3"/>| <text:s text:c="6"/>|</text:p>
      <text:p text:style-name="P12">| b_id <text:s text:c="2"/>| int(6) <text:s/>| NO <text:s text:c="2"/>| PRI | NULL <text:s text:c="3"/>| <text:s text:c="6"/>|</text:p>
      <text:p text:style-name="P12">| i_date | date <text:s text:c="3"/>| YES <text:s/>| <text:s text:c="4"/>| NULL <text:s text:c="3"/>| <text:s text:c="6"/>|</text:p>
      <text:p text:style-name="P12">| r_date | date <text:s text:c="3"/>| YES <text:s/>| <text:s text:c="4"/>| NULL <text:s text:c="3"/>| <text:s text:c="6"/>|</text:p>
      <text:p text:style-name="P12">| fine <text:s text:c="2"/>| int(11) | YES <text:s/>| <text:s text:c="4"/>| NULL <text:s text:c="3"/>| <text:s text:c="6"/>|</text:p>
      <text:p text:style-name="P12">| i_num <text:s/>| int(11) | YES <text:s/>| <text:s text:c="4"/>| NULL <text:s text:c="3"/>| <text:s text:c="6"/>|</text:p>
      <text:p text:style-name="P12">+--------+---------+------+-----+---------+-------+</text:p>
      <text:p text:style-name="P12">6 rows in set (0.00 sec)</text:p>
      <text:p text:style-name="P12"/>
      <text:p text:style-name="P14">mysql&gt; alter table issue add i_num int not null;</text:p>
      <text:p text:style-name="P14">Query OK, 0 rows affected (0.25 sec)</text:p>
      <text:p text:style-name="P14">Records: 0 <text:s/>Duplicates: 0 <text:s/>Warnings: 0</text:p>
      <text:p text:style-name="P14"/>
      <text:p text:style-name="P14">mysql&gt; describe issue;</text:p>
      <text:p text:style-name="P14">+--------+---------+------+-----+---------+-------+</text:p>
      <text:p text:style-name="P14">| Field <text:s/>| Type <text:s text:c="3"/>| Null | Key | Default | Extra |</text:p>
      <text:p text:style-name="P14">+--------+---------+------+-----+---------+-------+</text:p>
      <text:p text:style-name="P14">| m_id <text:s text:c="2"/>| int(5) <text:s/>| NO <text:s text:c="2"/>| PRI | NULL <text:s text:c="3"/>| <text:s text:c="6"/>|</text:p>
      <text:p text:style-name="P14">| b_id <text:s text:c="2"/>| int(6) <text:s/>| NO <text:s text:c="2"/>| PRI | NULL <text:s text:c="3"/>| <text:s text:c="6"/>|</text:p>
      <text:p text:style-name="P14">| i_date | date <text:s text:c="3"/>| YES <text:s/>| <text:s text:c="4"/>| NULL <text:s text:c="3"/>| <text:s text:c="6"/>|</text:p>
      <text:p text:style-name="P14">| r_date | date <text:s text:c="3"/>| YES <text:s/>| <text:s text:c="4"/>| NULL <text:s text:c="3"/>| <text:s text:c="6"/>|</text:p>
      <text:p text:style-name="P14">| fine <text:s text:c="2"/>| int(11) | YES <text:s/>| <text:s text:c="4"/>| NULL <text:s text:c="3"/>| <text:s text:c="6"/>|</text:p>
      <text:p text:style-name="P14">| i_num <text:s/>| int(11) | NO <text:s text:c="2"/>| <text:s text:c="4"/>| NULL <text:s text:c="3"/>| <text:s text:c="6"/>|</text:p>
      <text:p text:style-name="P14">+--------+---------+------+-----+---------+-------+</text:p>
      <text:p text:style-name="P14">6 rows in set (0.00 sec)</text:p>
      <text:p text:style-name="P14"/>
      <text:p text:style-name="P14">mysql&gt; alter table issue drop primary key, add primary key(m_id,b_id,i_num);</text:p>
      <text:p text:style-name="P14">Query OK, 0 rows affected (0.26 sec)</text:p>
      <text:p text:style-name="P14">Records: 0 <text:s/>Duplicates: 0 <text:s/>Warnings: 0</text:p>
      <text:p text:style-name="P14"/>
      <text:p text:style-name="P14">mysql&gt; alter table issue add foreign key(m_id) references members(m_id) on delete cascade on update cascade;</text:p>
      <text:p text:style-name="P14">Query OK, 7 rows affected (0.38 sec)</text:p>
      <text:p text:style-name="P14">Records: 7 <text:s/>Duplicates: 0 <text:s/>Warnings: 0</text:p>
      <text:p text:style-name="P14"/>
      <text:p text:style-name="P14">mysql&gt; alter table issue add foreign key(b_id) references books(b_id) on delete cascade on update cascade;</text:p>
      <text:p text:style-name="P14">Query OK, 7 rows affected (0.41 sec)</text:p>
      <text:p text:style-name="P14">Records: 7 <text:s/>Duplicates: 0 <text:s/>Warnings: 0</text:p>
      <text:p text:style-name="P14"/>
      <text:p text:style-name="P14">mysql&gt; select * from information_schema.table_constraints;</text:p>
      <text:p text:style-name="P14">+--------------------+-------------------+-----------------+--------------+------------+-----------------+</text:p>
      <text:p text:style-name="P14">| CONSTRAINT_CATALOG | CONSTRAINT_SCHEMA | CONSTRAINT_NAME | TABLE_SCHEMA | TABLE_NAME | CONSTRAINT_TYPE |</text:p>
      <text:p text:style-name="P14">+--------------------+-------------------+-----------------+--------------+------------+-----------------+</text:p>
      <text:p text:style-name="P14">| def <text:s text:c="15"/>| b76 <text:s text:c="14"/>| PRIMARY <text:s text:c="8"/>| b76 <text:s text:c="9"/>| books <text:s text:c="5"/>| PRIMARY KEY <text:s text:c="4"/>|</text:p>
      <text:p text:style-name="P14">| def <text:s text:c="15"/>| b76 <text:s text:c="14"/>| books_ibfk_1 <text:s text:c="3"/>| b76 <text:s text:c="9"/>| books <text:s text:c="5"/>| FOREIGN KEY <text:s text:c="4"/>|</text:p>
      <text:p text:style-name="P14">| def <text:s text:c="15"/>| b76 <text:s text:c="14"/>| PRIMARY <text:s text:c="8"/>| b76 <text:s text:c="9"/>| issue <text:s text:c="5"/>| PRIMARY KEY <text:s text:c="4"/>|</text:p>
      <text:p text:style-name="P14">| def <text:s text:c="15"/>| b76 <text:s text:c="14"/>| issue_ibfk_1 <text:s text:c="3"/>| b76 <text:s text:c="9"/>| issue <text:s text:c="5"/>| FOREIGN KEY <text:s text:c="4"/>|</text:p>
      <text:p text:style-name="P14">| def <text:s text:c="15"/>| b76 <text:s text:c="14"/>| issue_ibfk_2 <text:s text:c="3"/>| b76 <text:s text:c="9"/>| issue <text:s text:c="5"/>| FOREIGN KEY <text:s text:c="4"/>|</text:p>
      <text:p text:style-name="P14">| def <text:s text:c="15"/>| b76 <text:s text:c="14"/>| PRIMARY <text:s text:c="8"/>| b76 <text:s text:c="9"/>| members <text:s text:c="3"/>| PRIMARY KEY <text:s text:c="4"/>|</text:p>
      <text:p text:style-name="P14">| def <text:s text:c="15"/>| b76 <text:s text:c="14"/>| PRIMARY <text:s text:c="8"/>| b76 <text:s text:c="9"/>| staff <text:s text:c="5"/>| PRIMARY KEY <text:s text:c="4"/>|</text:p>
      <text:p text:style-name="P14">+--------------------+-------------------+-----------------+--------------+------------+-----------------+</text:p>
      <text:p text:style-name="P14">7 rows in set (0.01 sec)</text:p>
      <text:p text:style-name="P14"/>
      <text:p text:style-name="P11">QUESTIONS:</text:p>
      <text:p text:style-name="P11"/>
      <text:list xml:id="list3655322462667454778" text:style-name="WW8Num1">
        <text:list-item>
          <text:p text:style-name="P30">Display all books owned by Hari and Ramesh.</text:p>
        </text:list-item>
      </text:list>
      <text:p text:style-name="P19">AS REFERENCE</text:p>
      <text:p text:style-name="P16">mysql&gt; select books.M_id,members.m_name,books.b_name from members inner join books on books.m_id=members.m_id; </text:p>
      <text:p text:style-name="P16">+------+---------+---------------------------+ </text:p>
      <text:p text:style-name="P16">| M_id | m_name <text:s/>| b_name <text:s text:c="19"/>| </text:p>
      <text:p text:style-name="P16">+------+---------+---------------------------+ </text:p>
      <text:p text:style-name="P16">| <text:s text:c="3"/>1 | Tanisha | Harry Potter Series <text:s text:c="6"/>| </text:p>
      <text:p text:style-name="P16">| <text:s text:c="3"/>2 | Asmita <text:s/>| Wuthering Heights <text:s text:c="8"/>| </text:p>
      <text:p text:style-name="P16">| <text:s text:c="3"/>2 | Asmita <text:s/>| Jane Eyre <text:s text:c="16"/>| </text:p>
      <text:p text:style-name="P16">| <text:s text:c="3"/>2 | Asmita <text:s/>| Two States <text:s text:c="15"/>| </text:p>
      <text:p text:style-name="P16">| <text:s text:c="3"/>6 | Trupti <text:s/>| The Appocalypse <text:s text:c="10"/>| </text:p>
      <text:p text:style-name="P16">| <text:s text:c="3"/>4 | Shivani | Machine Learning in Music | </text:p>
      <text:p text:style-name="P16">| <text:s text:c="3"/>1 | Tanisha | The Appocalypse <text:s text:c="10"/>| </text:p>
      <text:p text:style-name="P16">+------+---------+---------------------------+ </text:p>
      <text:p text:style-name="P16">7 rows in set (0.00 sec) </text:p>
      <text:p text:style-name="P15"/>
      <text:p text:style-name="P16">mysql&gt; select books.M_id,members.m_name,books.b_name from members inner join books on books.m_id=members.m_id where m_name="Asmita" or <text:s/>m_name="Trupti"; </text:p>
      <text:p text:style-name="P16">+------+--------+-------------------+ </text:p>
      <text:p text:style-name="P16">| M_id | m_name | b_name <text:s text:c="11"/>| </text:p>
      <text:p text:style-name="P16">+------+--------+-------------------+ </text:p>
      <text:p text:style-name="P16">| <text:s text:c="3"/>2 | Asmita | Wuthering Heights | </text:p>
      <text:p text:style-name="P16">| <text:s text:c="3"/>2 | Asmita | Jane Eyre <text:s text:c="8"/>| </text:p>
      <text:p text:style-name="P16">| <text:s text:c="3"/>2 | Asmita | Two States <text:s text:c="7"/>| </text:p>
      <text:p text:style-name="P16">| <text:s text:c="3"/>6 | Trupti | The Appocalypse <text:s text:c="2"/>| </text:p>
      <text:p text:style-name="P16">+------+--------+-------------------+ </text:p>
      <text:p text:style-name="P16">4 rows in set (0.00 sec) </text:p>
      <text:p text:style-name="P16"/>
      <text:list xml:id="list225444593857207" text:continue-numbering="true" text:style-name="WW8Num1">
        <text:list-item>
          <text:p text:style-name="P30">Display all books with higher than average price </text:p>
        </text:list-item>
      </text:list>
      <text:p text:style-name="P17">mysql&gt; select b_name,b_cost from books where b_cost&gt;(select avg(b_cost)from books); </text:p>
      <text:p text:style-name="P17">+---------------------------+--------+ </text:p>
      <text:p text:style-name="P17">| b_name <text:s text:c="19"/>| b_cost | </text:p>
      <text:p text:style-name="P17">+---------------------------+--------+ </text:p>
      <text:p text:style-name="P17">| Machine Learning in Music | <text:s text:c="3"/>500 | </text:p>
      <text:p text:style-name="P17">+---------------------------+--------+ </text:p>
      <text:p text:style-name="P17">1 row in set (0.00 sec) </text:p>
      <text:p text:style-name="P17"/>
      <text:list xml:id="list225443605201447" text:continue-numbering="true" text:style-name="WW8Num1">
        <text:list-header>
          <text:p text:style-name="P36"/>
        </text:list-header>
        <text:list-item>
          <text:p text:style-name="P36">Display members who have issued books </text:p>
          <text:p text:style-name="P36"/>
        </text:list-item>
      </text:list>
      <text:p text:style-name="P40">mysql&gt; select distinct(m_name) from members inner join issue on issue.m_id=members.m_id ;</text:p>
      <text:p text:style-name="P37">+--------+</text:p>
      <text:p text:style-name="P37">| m_name |</text:p>
      <text:p text:style-name="P37">+--------+</text:p>
      <text:p text:style-name="P37">| Jan <text:s text:c="3"/>|</text:p>
      <text:p text:style-name="P37">| Aseem <text:s/>|</text:p>
      <text:p text:style-name="P37">| Parsh <text:s/>|</text:p>
      <text:p text:style-name="P37">| Bahu <text:s text:c="2"/>|</text:p>
      <text:p text:style-name="P37">+--------+</text:p>
      <text:p text:style-name="P37">4 rows in set (0.00 sec)</text:p>
      <text:p text:style-name="P37"/>
      <text:p text:style-name="P8">mysql&gt; select books.b_name,members.m_name from books right join members on books.m_id=members.m_id ; </text:p>
      <text:p text:style-name="P8">+---------------------------+-----------+ </text:p>
      <text:p text:style-name="P8">| b_name <text:s text:c="19"/>| m_name <text:s text:c="3"/>| </text:p>
      <text:p text:style-name="P8">+---------------------------+-----------+ </text:p>
      <text:p text:style-name="P8">| Harry Potter Series <text:s text:c="6"/>| Tanisha <text:s text:c="2"/>| </text:p>
      <text:p text:style-name="P8">| Wuthering Heights <text:s text:c="8"/>| Asmita <text:s text:c="3"/>| </text:p>
      <text:p text:style-name="P8">| Jane Eyre <text:s text:c="16"/>| Asmita <text:s text:c="3"/>| </text:p>
      <text:p text:style-name="P8">| Two States <text:s text:c="15"/>| Asmita <text:s text:c="3"/>| </text:p>
      <text:p text:style-name="P8">| The Appocalypse <text:s text:c="10"/>| Trupti <text:s text:c="3"/>| </text:p>
      <text:p text:style-name="P8">| Machine Learning in Music | Shivani <text:s text:c="2"/>| </text:p>
      <text:p text:style-name="P8">| The Appocalypse <text:s text:c="10"/>| Tanisha <text:s text:c="2"/>| </text:p>
      <text:p text:style-name="P8">| NULL <text:s text:c="21"/>| Pooja <text:s text:c="4"/>| </text:p>
      <text:p text:style-name="P8">| NULL <text:s text:c="21"/>| Shubhangi | </text:p>
      <text:p text:style-name="P8">| NULL <text:s text:c="21"/>| Rathi <text:s text:c="4"/>| </text:p>
      <text:p text:style-name="P8">| NULL <text:s text:c="21"/>| Rajan <text:s text:c="4"/>| </text:p>
      <text:p text:style-name="P8">+---------------------------+-----------+ </text:p>
      <text:p text:style-name="P8">11 rows in set (0.00 sec) </text:p>
      <text:p text:style-name="P8"/>
      <text:p text:style-name="P8">mysql&gt; select books.M_id,members.m_name,books.b_name from members inner join books on books.m_id=members.m_id; </text:p>
      <text:p text:style-name="P8">+------+---------+---------------------------+ </text:p>
      <text:p text:style-name="P8">| M_id | m_name <text:s/>| b_name <text:s text:c="19"/>| </text:p>
      <text:p text:style-name="P8">+------+---------+---------------------------+ </text:p>
      <text:p text:style-name="P8">| <text:s text:c="3"/>1 | Tanisha | Harry Potter Series <text:s text:c="6"/>| </text:p>
      <text:p text:style-name="P8">| <text:s text:c="3"/>2 | Asmita <text:s/>| Wuthering Heights <text:s text:c="8"/>| </text:p>
      <text:p text:style-name="P8">| <text:s text:c="3"/>2 | Asmita <text:s/>| Jane Eyre <text:s text:c="16"/>| </text:p>
      <text:p text:style-name="P8">| <text:s text:c="3"/>2 | Asmita <text:s/>| Two States <text:s text:c="15"/>| </text:p>
      <text:p text:style-name="P8">| <text:s text:c="3"/>6 | Trupti <text:s/>| The Appocalypse <text:s text:c="10"/>| </text:p>
      <text:p text:style-name="P8">| <text:s text:c="3"/>4 | Shivani | Machine Learning in Music | </text:p>
      <text:p text:style-name="P8">| <text:s text:c="3"/>1 | Tanisha | The Appocalypse <text:s text:c="10"/>| </text:p>
      <text:p text:style-name="P8">+------+---------+---------------------------+ </text:p>
      <text:p text:style-name="P8">7 rows in set (0.00 sec) </text:p>
      <text:p text:style-name="P8"/>
      <text:list xml:id="list225443999242117" text:continue-numbering="true" text:style-name="WW8Num1">
        <text:list-header>
          <text:p text:style-name="P36"/>
        </text:list-header>
        <text:list-item>
          <text:p text:style-name="P30">Write a query to count the number of books owned by Mohan.</text:p>
          <text:p text:style-name="P30"/>
        </text:list-item>
      </text:list>
      <text:p text:style-name="P18">mysql&gt; select count(b_name) as "books_issued",m_name from books inner join members on members.m_id=books.m_id group by members.m_id; </text:p>
      <text:p text:style-name="P18"/>
      <text:p text:style-name="P18"/>
      <text:p text:style-name="P18">+--------------+---------+ </text:p>
      <text:p text:style-name="P18">| books_issued | m_name <text:s/>| </text:p>
      <text:p text:style-name="P18">+--------------+---------+ </text:p>
      <text:p text:style-name="P18">| <text:s text:c="11"/>2 | Tanisha | </text:p>
      <text:p text:style-name="P18">| <text:s text:c="11"/>3 | Asmita <text:s/>| </text:p>
      <text:p text:style-name="P18">| <text:s text:c="11"/>1 | Shivani | </text:p>
      <text:p text:style-name="P18">| <text:s text:c="11"/>1 | Trupti <text:s/>| </text:p>
      <text:p text:style-name="P18">+--------------+---------+ </text:p>
      <text:p text:style-name="P18">4 rows in set (0.01 sec) </text:p>
      <text:p text:style-name="P18"/>
      <text:p text:style-name="P18">mysql&gt; select count(b_name) as "books_issued",m_name from books inner join members on members.m_id=books.m_id group by members.m_id having m_name="Tanisha"; </text:p>
      <text:p text:style-name="P18">+--------------+---------+ </text:p>
      <text:p text:style-name="P18">| books_issued | m_name <text:s/>| </text:p>
      <text:p text:style-name="P18">+--------------+---------+ </text:p>
      <text:p text:style-name="P18">| <text:s text:c="11"/>2 | Tanisha | </text:p>
      <text:p text:style-name="P18">+--------------+---------+ </text:p>
      <text:p text:style-name="P18">1 row in set (0.00 sec)</text:p>
      <text:p text:style-name="P42"/>
      <text:p text:style-name="P33"><text:span text:style-name="T3">mysql&gt; select m_name,count(m_name) from members inner join issue on issue.m_id=members.m_id where m_name="Aseem</text:span>";</text:p>
      <text:p text:style-name="P33">+--------+---------------+</text:p>
      <text:p text:style-name="P33">| m_name | count(m_name) |</text:p>
      <text:p text:style-name="P33">+--------+---------------+</text:p>
      <text:p text:style-name="P33">| Aseem <text:s/>| <text:s text:c="12"/>3 |</text:p>
      <text:p text:style-name="P33">+--------+---------------+</text:p>
      <text:p text:style-name="P33">1 row in set (0.00 sec)</text:p>
      <text:p text:style-name="P43"/>
      <text:p text:style-name="P43">mysql&gt; select m_name,count(m_name) from members inner join issue on issue.m_id=members.m_id group by m_name having m_name="Aseem";</text:p>
      <text:p text:style-name="P33">+--------+---------------+</text:p>
      <text:p text:style-name="P33">| m_name | count(m_name) |</text:p>
      <text:p text:style-name="P33">+--------+---------------+</text:p>
      <text:p text:style-name="P33">| Aseem <text:s/>| <text:s text:c="12"/>3 |</text:p>
      <text:p text:style-name="P33">+--------+---------------+</text:p>
      <text:p text:style-name="P33">1 row in set (0.00 sec)</text:p>
      <text:list xml:id="list225443953686179" text:continue-numbering="true" text:style-name="WW8Num1">
        <text:list-header>
          <text:p text:style-name="P30"/>
        </text:list-header>
        <text:list-item>
          <text:p text:style-name="P30">Display list of all members who live in the same city as “John”.</text:p>
          <text:p text:style-name="P30"/>
        </text:list-item>
      </text:list>
      <text:p text:style-name="P18">mysql&gt; select m_add,m_name from members where m_add=(select m_add from members where m_name="Rathi"); </text:p>
      <text:p text:style-name="P18">+---------------+--------+ </text:p>
      <text:p text:style-name="P18">| m_add <text:s text:c="8"/>| m_name | </text:p>
      <text:p text:style-name="P18">+---------------+--------+ </text:p>
      <text:p text:style-name="P18">| Kothrud, Pune | Rathi <text:s/>| </text:p>
      <text:p text:style-name="P18">| Kothrud, Pune | Rajan <text:s/>| </text:p>
      <text:p text:style-name="P18">+---------------+--------+ </text:p>
      <text:p text:style-name="P18">2 rows in set (0.00 sec) </text:p>
      <text:p text:style-name="P18"/>
      <text:p text:style-name="P33">mysql&gt; select m_add,count(m_add)-1 as "not counting Bahu" from members group by m_add having m_add = (select m_add </text:p>
      <text:p text:style-name="P33">+--------+-------------------+</text:p>
      <text:p text:style-name="P33">| m_add <text:s/>| not counting Bahu |</text:p>
      <text:p text:style-name="P33">+--------+-------------------+</text:p>
      <text:p text:style-name="P33">| Orissa | <text:s text:c="16"/>1 |</text:p>
      <text:p text:style-name="P33">+--------+-------------------+</text:p>
      <text:p text:style-name="P33">1 row in set (0.00 sec)</text:p>
      <text:p text:style-name="P33"/>
      <text:list xml:id="list225443169443443" text:continue-numbering="true" text:style-name="WW8Num1">
        <text:list-header>
          <text:p text:style-name="P30"/>
        </text:list-header>
        <text:list-item>
          <text:p text:style-name="P30">Write a query that uses sub query to obtain all the books owned by “Hari”.</text:p>
        </text:list-item>
      </text:list>
      <text:p text:style-name="P15"/>
      <text:p text:style-name="P19">AS REFERENCE</text:p>
      <text:p text:style-name="P19"/>
      <text:p text:style-name="P19">mysql&gt; select m_name,b_name from books inner join members on members.m_id=books.m_id ; </text:p>
      <text:p text:style-name="P19"/>
      <text:p text:style-name="P19">+---------+---------------------------+ </text:p>
      <text:p text:style-name="P19">| m_name <text:s/>| b_name <text:s text:c="19"/>| </text:p>
      <text:p text:style-name="P19">+---------+---------------------------+ </text:p>
      <text:p text:style-name="P19">| Tanisha | Harry Potter Series <text:s text:c="6"/>| </text:p>
      <text:p text:style-name="P19">| Asmita <text:s/>| Wuthering Heights <text:s text:c="8"/>| </text:p>
      <text:p text:style-name="P19">| Asmita <text:s/>| Jane Eyre <text:s text:c="16"/>| </text:p>
      <text:p text:style-name="P19">| Asmita <text:s/>| Two States <text:s text:c="15"/>| </text:p>
      <text:p text:style-name="P19">| Trupti <text:s/>| The Appocalypse <text:s text:c="10"/>| </text:p>
      <text:p text:style-name="P19">| Shivani | Machine Learning in Music | </text:p>
      <text:p text:style-name="P19">| Tanisha | The Appocalypse <text:s text:c="10"/>| </text:p>
      <text:p text:style-name="P19">+---------+---------------------------+ </text:p>
      <text:p text:style-name="P19">7 rows in set (0.00 sec) </text:p>
      <text:p text:style-name="P19"/>
      <text:p text:style-name="P19">mysql&gt; select m_name,b_name from books inner join members on members.m_id=books.m_id where members.m_id=(select m_id from members where m_name="Tanisha"); </text:p>
      <text:p text:style-name="P19">+---------+---------------------+ </text:p>
      <text:p text:style-name="P19">| m_name <text:s/>| b_name <text:s text:c="13"/>| </text:p>
      <text:p text:style-name="P19">+---------+---------------------+ </text:p>
      <text:p text:style-name="P19">| Tanisha | Harry Potter Series | </text:p>
      <text:p text:style-name="P19">| Tanisha | The Appocalypse <text:s text:c="4"/>| </text:p>
      <text:p text:style-name="P19">+---------+---------------------+ </text:p>
      <text:p text:style-name="P19">2 rows in set (0.00 sec) </text:p>
      <text:p text:style-name="P19"/>
      <text:p text:style-name="P35">mysql&gt; <text:span text:style-name="T3">select bname as "books owned by Aseem" from books where m_id=(select m_id from members where m_name="Aseem");</text:span></text:p>
      <text:p text:style-name="P35">+----------------------+</text:p>
      <text:p text:style-name="P35">| books owned by Aseem |</text:p>
      <text:p text:style-name="P35">+----------------------+</text:p>
      <text:p text:style-name="P35">| HP3 <text:s text:c="17"/>|</text:p>
      <text:p text:style-name="P35">| HP3 <text:s text:c="17"/>|</text:p>
      <text:p text:style-name="P35">| HP5 <text:s text:c="17"/>|</text:p>
      <text:p text:style-name="P35">+----------------------+</text:p>
      <text:p text:style-name="P35">3 rows in set (0.00 sec)</text:p>
      <text:list xml:id="list225443826114982" text:continue-numbering="true" text:style-name="WW8Num1">
        <text:list-header>
          <text:p text:style-name="P30"/>
        </text:list-header>
        <text:list-item>
          <text:p text:style-name="P30">Write a query to display sum of cost of all the books issued by “Hari”.</text:p>
          <text:p text:style-name="P30"/>
        </text:list-item>
      </text:list>
      <text:p text:style-name="P21">mysql&gt; select sum(b_cost),m_name from books join members on members.m_id=books.m_id where m_name="Tanisha";</text:p>
      <text:p text:style-name="P21">+-------------+---------+</text:p>
      <text:p text:style-name="P21">| sum(b_cost) | m_name <text:s/>|</text:p>
      <text:p text:style-name="P21">+-------------+---------+</text:p>
      <text:p text:style-name="P21">| <text:s text:c="8"/>305 | Tanisha |</text:p>
      <text:p text:style-name="P21">+-------------+---------+</text:p>
      <text:p text:style-name="P21">1 row in set (0.00 sec)</text:p>
      <text:p text:style-name="P19"/>
      <text:p text:style-name="P35">mysql&gt; select sum(bcost) as "total cost " from books group by m_id having m_id=(select m_id from members where m_name="Aseem");</text:p>
      <text:p text:style-name="P35">+-------------+</text:p>
      <text:p text:style-name="P35">| total cost <text:s/>|</text:p>
      <text:p text:style-name="P35">+-------------+</text:p>
      <text:p text:style-name="P35">| <text:s text:c="7"/>1000 |</text:p>
      <text:p text:style-name="P35">+-------------+</text:p>
      <text:p text:style-name="P35">1 row in set (0.00 sec)</text:p>
      <text:p text:style-name="P19"/>
      <text:list xml:id="list225443589042892" text:continue-numbering="true" text:style-name="WW8Num1">
        <text:list-item>
          <text:p text:style-name="P31">Write a query to display list of all members who do not issued book with name “Database”.</text:p>
        </text:list-item>
      </text:list>
      <text:p text:style-name="P22">mysql&gt; select m_name,b_name from members,books,issue where members.m_id=issue.m_id and books.b_id=issue.b_id and b_name&lt;&gt;"The Appocalypse";</text:p>
      <text:p text:style-name="P22">+---------+---------------------------+</text:p>
      <text:p text:style-name="P22">| m_name <text:s/>| b_name <text:s text:c="19"/>|</text:p>
      <text:p text:style-name="P22">+---------+---------------------------+</text:p>
      <text:p text:style-name="P22">| Tanisha | Harry Potter Series <text:s text:c="6"/>|</text:p>
      <text:p text:style-name="P22">| Asmita <text:s/>| Wuthering Heights <text:s text:c="8"/>|</text:p>
      <text:p text:style-name="P22">| Asmita <text:s/>| Jane Eyre <text:s text:c="16"/>|</text:p>
      <text:p text:style-name="P22">| Asmita <text:s/>| Two States <text:s text:c="15"/>|</text:p>
      <text:p text:style-name="P22">| Shivani | Machine Learning in Music |</text:p>
      <text:p text:style-name="P22">+---------+---------------------------+</text:p>
      <text:p text:style-name="P22">5 rows in set (0.00 sec)</text:p>
      <text:list xml:id="list225444642914727" text:continue-numbering="true" text:style-name="WW8Num1">
        <text:list-header>
          <text:p text:style-name="P30"/>
        </text:list-header>
        <text:list-item>
          <text:p text:style-name="P30">Write a query to display list of all members who have issued the book “Database”.</text:p>
        </text:list-item>
      </text:list>
      <text:p text:style-name="P20">mysql&gt; select b_name,m_name from books left join members on members.m_id=books.m_id where b_name="The appocalypse"; </text:p>
      <text:p text:style-name="P20">+-----------------+---------+ </text:p>
      <text:p text:style-name="P20">| b_name <text:s text:c="9"/>| m_name <text:s/>| </text:p>
      <text:p text:style-name="P20">+-----------------+---------+ </text:p>
      <text:p text:style-name="P20">| The Appocalypse | Trupti <text:s/>| </text:p>
      <text:p text:style-name="P20">| The Appocalypse | Tanisha | </text:p>
      <text:p text:style-name="P20">+-----------------+---------+ </text:p>
      <text:p text:style-name="P20">2 rows in set (0.00 sec) </text:p>
      <text:p text:style-name="P15"/>
      <text:list xml:id="list225444022122921" text:continue-numbering="true" text:style-name="WW8Num1">
        <text:list-item>
          <text:p text:style-name="P39">Display the name of member who has paid highest fine for the book.</text:p>
        </text:list-item>
      </text:list>
      <text:p text:style-name="P38"/>
      <text:p text:style-name="P41">mysql&gt; create view totalFine(m_id,fine) as select m_id,sum(fine) from issue group by m_id;</text:p>
      <text:p text:style-name="P41">Query OK, 0 rows affected (0.05 sec)</text:p>
      <text:p text:style-name="P41"/>
      <text:p text:style-name="P41">mysql&gt; select * from issue;</text:p>
      <text:p text:style-name="P41">+------+------+-------+------------+------------+------+----------+</text:p>
      <text:p text:style-name="P41">| b_id | m_id | i_num | i_date <text:s text:c="4"/>| r_date <text:s text:c="4"/>| fine | status <text:s text:c="2"/>|</text:p>
      <text:p text:style-name="P41">+------+------+-------+------------+------------+------+----------+</text:p>
      <text:p text:style-name="P41">| <text:s text:c="3"/>4 | <text:s text:c="3"/>2 | <text:s text:c="4"/>1 | 2017-11-05 | 2017-10-27 | <text:s text:c="3"/>0 | returned |</text:p>
      <text:p text:style-name="P41">| <text:s text:c="3"/>5 | <text:s text:c="3"/>3 | <text:s text:c="4"/>1 | 2017-10-05 | 2017-10-27 | <text:s/>110 | returned |</text:p>
      <text:p text:style-name="P41">| <text:s text:c="3"/>6 | <text:s text:c="3"/>3 | <text:s text:c="4"/>1 | 2017-12-05 | 2017-10-27 | <text:s/>420 | returned |</text:p>
      <text:p text:style-name="P41">| <text:s text:c="3"/>7 | <text:s text:c="3"/>3 | <text:s text:c="4"/>1 | 2017-12-15 | 2017-10-27 | <text:s/>490 | returned |</text:p>
      <text:p text:style-name="P41">| <text:s text:c="3"/>8 | <text:s text:c="3"/>4 | <text:s text:c="4"/>2 | 2017-10-15 | 2017-10-27 | <text:s text:c="3"/>0 | returned |</text:p>
      <text:p text:style-name="P41">| <text:s text:c="3"/>9 | <text:s text:c="3"/>5 | <text:s text:c="4"/>3 | 2017-09-15 | 2017-10-27 | <text:s/>420 | returned |</text:p>
      <text:p text:style-name="P41">| <text:s text:c="2"/>10 | <text:s text:c="3"/>5 | <text:s text:c="4"/>3 | 2017-09-05 | 2017-10-27 | <text:s/>520 | returned |</text:p>
      <text:p text:style-name="P41">+------+------+-------+------------+------------+------+----------+</text:p>
      <text:p text:style-name="P41">7 rows in set (0.00 sec)</text:p>
      <text:p text:style-name="P41"/>
      <text:p text:style-name="P41">mysql&gt; select * from totalFine;</text:p>
      <text:p text:style-name="P41">+------+------+</text:p>
      <text:p text:style-name="P41">| m_id | fine |</text:p>
      <text:p text:style-name="P41">+------+------+</text:p>
      <text:p text:style-name="P41">| <text:s text:c="3"/>2 | <text:s text:c="3"/>0 |</text:p>
      <text:p text:style-name="P41">| <text:s text:c="3"/>3 | 1020 |</text:p>
      <text:p text:style-name="P41">| <text:s text:c="3"/>4 | <text:s text:c="3"/>0 |</text:p>
      <text:p text:style-name="P41">| <text:s text:c="3"/>5 | <text:s/>940 |</text:p>
      <text:p text:style-name="P41">+------+------+</text:p>
      <text:p text:style-name="P41">4 rows in set (0.01 sec)</text:p>
      <text:p text:style-name="P41"/>
      <text:p text:style-name="P41">mysql&gt; select m_name from members where m_id=(select m_id from totalFine where fine=(select max(fine) from totalFine));</text:p>
      <text:p text:style-name="P41">+--------+</text:p>
      <text:p text:style-name="P41">| m_name |</text:p>
      <text:p text:style-name="P41">+--------+</text:p>
      <text:p text:style-name="P41">| Aseem <text:s/>|</text:p>
      <text:p text:style-name="P41">+--------+</text:p>
      <text:p text:style-name="P41">1 row in set (0.00 sec)</text:p>
      <text:p text:style-name="P41"/>
      <text:p text:style-name="P24">mysql&gt; select m_name,max(fine) from members join issue on members.m_id=issue.m_id where fine = (select max(fine) from issue);</text:p>
      <text:p text:style-name="P24">+--------+-----------+</text:p>
      <text:p text:style-name="P24">| m_name | max(fine) |</text:p>
      <text:p text:style-name="P24">+--------+-----------+</text:p>
      <text:p text:style-name="P24">| Asmita | <text:s text:c="7"/>50 |</text:p>
      <text:p text:style-name="P24">+--------+-----------+</text:p>
      <text:p text:style-name="P24">1 row in set (0.00 sec)</text:p>
      <text:list xml:id="list225443856245061" text:continue-numbering="true" text:style-name="WW8Num1">
        <text:list-header>
          <text:p text:style-name="P39"/>
        </text:list-header>
        <text:list-item>
          <text:p text:style-name="P30">Write a query to display all books whose cost is more than or equal to any of the books owned by “Hari”.</text:p>
        </text:list-item>
      </text:list>
      <text:p text:style-name="P23">mysql&gt; Select b_cost,b_name from books where b_cost&gt;(select b_cost from books where m_id=(select m_id from members where m_name="Trupti"));</text:p>
      <text:p text:style-name="P23">+--------+---------------------------+</text:p>
      <text:p text:style-name="P23">| b_cost | b_name <text:s text:c="19"/>|</text:p>
      <text:p text:style-name="P23">+--------+---------------------------+</text:p>
      <text:p text:style-name="P23">| <text:s text:c="3"/>500 | Machine Learning in Music |</text:p>
      <text:p text:style-name="P23">+--------+---------------------------+</text:p>
      <text:p text:style-name="P23">1 row in set (0.00 sec)</text:p>
      <text:p text:style-name="P23"/>
      <text:list xml:id="list225443275087613" text:continue-numbering="true" text:style-name="WW8Num1">
        <text:list-header>
          <text:p text:style-name="P39"/>
        </text:list-header>
        <text:list-item>
          <text:p text:style-name="P39">Display the list of members id who are members but they have not issued any book. </text:p>
        </text:list-item>
      </text:list>
      <text:p text:style-name="P25">mysql&gt; select distinct(m_id) from members where<text:span text:style-name="T3"> m_id not in (select m_id from issue );</text:span></text:p>
      <text:p text:style-name="P25">+-------+</text:p>
      <text:p text:style-name="P25">| m_id <text:s/>|</text:p>
      <text:p text:style-name="P25">+-------+</text:p>
      <text:p text:style-name="P25">| <text:s text:c="4"/>3 |</text:p>
      <text:p text:style-name="P25">| <text:s text:c="4"/>5 |</text:p>
      <text:p text:style-name="P25">| <text:s text:c="2"/>123 |</text:p>
      <text:p text:style-name="P25">| 10007 |</text:p>
      <text:p text:style-name="P25">+-------+</text:p>
      <text:p text:style-name="P25">4 rows in set (0.00 sec)</text:p>
      <text:p text:style-name="P25"/>
      <text:p text:style-name="P25">mysql&gt; select m_id from members;</text:p>
      <text:p text:style-name="P25">+-------+</text:p>
      <text:p text:style-name="P25">| m_id <text:s/>|</text:p>
      <text:p text:style-name="P25">+-------+</text:p>
      <text:p text:style-name="P25">| <text:s text:c="4"/>1 |</text:p>
      <text:p text:style-name="P25">| <text:s text:c="4"/>2 |</text:p>
      <text:p text:style-name="P25">| <text:s text:c="4"/>3 |</text:p>
      <text:p text:style-name="P25">| <text:s text:c="4"/>4 |</text:p>
      <text:p text:style-name="P25">| <text:s text:c="4"/>5 |</text:p>
      <text:p text:style-name="P25">| <text:s text:c="4"/>6 |</text:p>
      <text:p text:style-name="P25">| <text:s text:c="2"/>123 |</text:p>
      <text:p text:style-name="P25">| 10007 |</text:p>
      <text:p text:style-name="P25">+-------+</text:p>
      <text:p text:style-name="P25">8 rows in set (0.00 sec)</text:p>
      <text:p text:style-name="P25"/>
      <text:p text:style-name="P25">mysql&gt; select m_id from issue;</text:p>
      <text:p text:style-name="P25">+------+</text:p>
      <text:p text:style-name="P25">| m_id |</text:p>
      <text:p text:style-name="P25">+------+</text:p>
      <text:p text:style-name="P25">| <text:s text:c="3"/>1 |</text:p>
      <text:p text:style-name="P25">| <text:s text:c="3"/>2 |</text:p>
      <text:p text:style-name="P25">| <text:s text:c="3"/>2 |</text:p>
      <text:p text:style-name="P25">| <text:s text:c="3"/>2 |</text:p>
      <text:p text:style-name="P25">| <text:s text:c="3"/>6 |</text:p>
      <text:p text:style-name="P25">| <text:s text:c="3"/>4 |</text:p>
      <text:p text:style-name="P25">| <text:s text:c="3"/>1 |</text:p>
      <text:p text:style-name="P25">+------+</text:p>
      <text:p text:style-name="P25">7 rows in set (0.00 sec)</text:p>
      <text:p text:style-name="P25"/>
      <text:list xml:id="list225443509005405" text:continue-numbering="true" text:style-name="WW8Num1">
        <text:list-item>
          <text:p text:style-name="P39">List the member details along with the book names they have issued.</text:p>
          <text:p text:style-name="P39"/>
        </text:list-item>
      </text:list>
      <text:p text:style-name="P26">mysql&gt; select m_name,members.m_id,m_ph,b_name from members,books where members.m_id=books.m_id;</text:p>
      <text:p text:style-name="P26">+---------+------+------+---------------------------+</text:p>
      <text:p text:style-name="P26">| m_name <text:s/>| m_id | m_ph | b_name <text:s text:c="19"/>|</text:p>
      <text:p text:style-name="P26">+---------+------+------+---------------------------+</text:p>
      <text:p text:style-name="P26">| Tanisha | <text:s text:c="3"/>1 | <text:s text:c="2"/>11 | Harry Potter Series <text:s text:c="6"/>|</text:p>
      <text:p text:style-name="P26">| Asmita <text:s/>| <text:s text:c="3"/>2 | <text:s/>112 | Wuthering Heights <text:s text:c="8"/>|</text:p>
      <text:p text:style-name="P26">| Asmita <text:s/>| <text:s text:c="3"/>2 | <text:s/>112 | Jane Eyre <text:s text:c="16"/>|</text:p>
      <text:p text:style-name="P26">| Asmita <text:s/>| <text:s text:c="3"/>2 | <text:s/>112 | Two States <text:s text:c="15"/>|</text:p>
      <text:p text:style-name="P26">| Trupti <text:s/>| <text:s text:c="3"/>6 | 1098 | The Appocalypse <text:s text:c="10"/>|</text:p>
      <text:p text:style-name="P26">| Shivani | <text:s text:c="3"/>4 | 1234 | Machine Learning in Music |</text:p>
      <text:p text:style-name="P26">| Tanisha | <text:s text:c="3"/>1 | <text:s text:c="2"/>11 | The Appocalypse <text:s text:c="10"/>|</text:p>
      <text:p text:style-name="P26">+---------+------+------+---------------------------+</text:p>
      <text:p text:style-name="P26">7 rows in set (0.00 sec)</text:p>
      <text:p text:style-name="P26"/>
      <text:list xml:id="list225443604451690" text:continue-numbering="true" text:style-name="WW8Num1">
        <text:list-item>
          <text:p text:style-name="P47"><text:s/>List of all records from both tables, use a full join.</text:p>
        </text:list-item>
      </text:list>
      <text:p text:style-name="P46"/>
      <text:p text:style-name="P7">mysql&gt; Select m_name,b_name from books right join members on members.m_id=books.m_id <text:span text:style-name="T3">union all </text:span><text:s/>Select m_name,b_name from books left join members on members.m_id=books.m_id ;</text:p>
      <text:p text:style-name="P7">+-----------+---------------------------+</text:p>
      <text:p text:style-name="P7">| m_name <text:s text:c="3"/>| b_name <text:s text:c="19"/>|</text:p>
      <text:p text:style-name="P7">+-----------+---------------------------+</text:p>
      <text:p text:style-name="P7">| Tanisha <text:s text:c="2"/>| Harry Potter Series <text:s text:c="6"/>|</text:p>
      <text:p text:style-name="P7">| Asmita <text:s text:c="3"/>| Wuthering Heights <text:s text:c="8"/>|</text:p>
      <text:p text:style-name="P7">| Asmita <text:s text:c="3"/>| Jane Eyre <text:s text:c="16"/>|</text:p>
      <text:p text:style-name="P7">| Asmita <text:s text:c="3"/>| Two States <text:s text:c="15"/>|</text:p>
      <text:p text:style-name="P7">| Trupti <text:s text:c="3"/>| The Appocalypse <text:s text:c="10"/>|</text:p>
      <text:p text:style-name="P7">| Shivani <text:s text:c="2"/>| Machine Learning in Music |</text:p>
      <text:p text:style-name="P7">| Tanisha <text:s text:c="2"/>| The Appocalypse <text:s text:c="10"/>|</text:p>
      <text:p text:style-name="P7">| Pooja <text:s text:c="4"/>| NULL <text:s text:c="21"/>|</text:p>
      <text:p text:style-name="P7">| Shubhangi | NULL <text:s text:c="21"/>|</text:p>
      <text:p text:style-name="P7">| Manci <text:s text:c="4"/>| NULL <text:s text:c="21"/>|</text:p>
      <text:p text:style-name="P7">| Rajan <text:s text:c="4"/>| NULL <text:s text:c="21"/>|</text:p>
      <text:p text:style-name="P7">| Tanisha <text:s text:c="2"/>| Harry Potter Series <text:s text:c="6"/>|</text:p>
      <text:p text:style-name="P7">| Asmita <text:s text:c="3"/>| Wuthering Heights <text:s text:c="8"/>|</text:p>
      <text:p text:style-name="P7">| Asmita <text:s text:c="3"/>| Jane Eyre <text:s text:c="16"/>|</text:p>
      <text:p text:style-name="P7">| Asmita <text:s text:c="3"/>| Two States <text:s text:c="15"/>|</text:p>
      <text:p text:style-name="P7">| Trupti <text:s text:c="3"/>| The Appocalypse <text:s text:c="10"/>|</text:p>
      <text:p text:style-name="P7">| Shivani <text:s text:c="2"/>| Machine Learning in Music |</text:p>
      <text:p text:style-name="P7">| Tanisha <text:s text:c="2"/>| The Appocalypse <text:s text:c="10"/>|</text:p>
      <text:p text:style-name="P7">+-----------+---------------------------+</text:p>
      <text:p text:style-name="P7">18 rows in set (0.00 sec)</text:p>
      <text:p text:style-name="P7"/>
      <text:list xml:id="list225444485453337" text:continue-numbering="true" text:style-name="WW8Num1">
        <text:list-item>
          <text:p text:style-name="P44">Display the list of names of members,book,book pub from members and books: </text:p>
        </text:list-item>
      </text:list>
      <text:p text:style-name="P6"/>
      <text:p text:style-name="P7">mysql&gt; select b_name,m_name,b_pub from books,members where members.m_id=books.m_id;</text:p>
      <text:p text:style-name="P7">+---------------------------+---------+-----------------+</text:p>
      <text:p text:style-name="P7">| b_name <text:s text:c="19"/>| m_name <text:s/>| b_pub <text:s text:c="10"/>|</text:p>
      <text:p text:style-name="P7">+---------------------------+---------+-----------------+</text:p>
      <text:p text:style-name="P7">| Harry Potter Series <text:s text:c="6"/>| Tanisha | Scholastic <text:s text:c="5"/>|</text:p>
      <text:p text:style-name="P7">| Wuthering Heights <text:s text:c="8"/>| Asmita <text:s/>| Scholastic <text:s text:c="5"/>|</text:p>
      <text:p text:style-name="P7">| Jane Eyre <text:s text:c="16"/>| Asmita <text:s/>| Scholastic <text:s text:c="5"/>|</text:p>
      <text:p text:style-name="P7">| Two States <text:s text:c="15"/>| Asmita <text:s/>| Scholastic <text:s text:c="5"/>|</text:p>
      <text:p text:style-name="P7">| The Appocalypse <text:s text:c="10"/>| Trupti <text:s/>| Hemington Press |</text:p>
      <text:p text:style-name="P7">| Machine Learning in Music | Shivani | Wiley <text:s text:c="10"/>|</text:p>
      <text:p text:style-name="P7">| The Appocalypse <text:s text:c="10"/>| Tanisha | Hemington Press |</text:p>
      <text:p text:style-name="P7">+---------------------------+---------+-----------------+</text:p>
      <text:p text:style-name="P7">7 rows in set (0.00 sec)</text:p>
      <text:p text:style-name="P7"/>
      <text:list xml:id="list225444734910558" text:continue-numbering="true" text:style-name="WW8Num1">
        <text:list-item>
          <text:p text:style-name="P45">Get a list of those members who issued books and the details of the books they issued</text:p>
        </text:list-item>
      </text:list>
      <text:p text:style-name="P3">mysql&gt; Select books.m_id,b_name from issue join books on issue.m_id=books.m_id;</text:p>
      <text:p text:style-name="P3">+------+---------------------------+</text:p>
      <text:p text:style-name="P3">| m_id | b_name <text:s text:c="19"/>|</text:p>
      <text:p text:style-name="P3">+------+---------------------------+</text:p>
      <text:p text:style-name="P3">| <text:s text:c="3"/>1 | Harry Potter Series <text:s text:c="6"/>|</text:p>
      <text:p text:style-name="P3">| <text:s text:c="3"/>1 | Harry Potter Series <text:s text:c="6"/>|</text:p>
      <text:p text:style-name="P3">| <text:s text:c="3"/>2 | Wuthering Heights <text:s text:c="8"/>|</text:p>
      <text:p text:style-name="P3">| <text:s text:c="3"/>2 | Wuthering Heights <text:s text:c="8"/>|</text:p>
      <text:p text:style-name="P3">| <text:s text:c="3"/>2 | Wuthering Heights <text:s text:c="8"/>|</text:p>
      <text:p text:style-name="P3">| <text:s text:c="3"/>2 | Jane Eyre <text:s text:c="16"/>|</text:p>
      <text:p text:style-name="P3">| <text:s text:c="3"/>2 | Jane Eyre <text:s text:c="16"/>|</text:p>
      <text:p text:style-name="P3">| <text:s text:c="3"/>2 | Jane Eyre <text:s text:c="16"/>|</text:p>
      <text:p text:style-name="P3">| <text:s text:c="3"/>2 | Two States <text:s text:c="15"/>|</text:p>
      <text:p text:style-name="P3">| <text:s text:c="3"/>2 | Two States <text:s text:c="15"/>|</text:p>
      <text:p text:style-name="P3">| <text:s text:c="3"/>2 | Two States <text:s text:c="15"/>|</text:p>
      <text:p text:style-name="P3">| <text:s text:c="3"/>6 | The Appocalypse <text:s text:c="10"/>|</text:p>
      <text:p text:style-name="P3">| <text:s text:c="3"/>4 | Machine Learning in Music |</text:p>
      <text:p text:style-name="P3">| <text:s text:c="3"/>1 | The Appocalypse <text:s text:c="10"/>|</text:p>
      <text:p text:style-name="P3">| <text:s text:c="3"/>1 | The Appocalypse <text:s text:c="10"/>|</text:p>
      <text:p text:style-name="P3">+------+---------------------------+</text:p>
      <text:p text:style-name="P3">15 rows in set (0.00 sec)</text:p>
      <text:p text:style-name="P3"/>
      <text:list xml:id="list225443346296768" text:continue-numbering="true" text:style-name="WW8Num1">
        <text:list-item>
          <text:p text:style-name="P45">Display all members , and any books they might have have issued (use left and right join)</text:p>
          <text:p text:style-name="P45"/>
        </text:list-item>
      </text:list>
      <text:p text:style-name="P4">mysql&gt; select members.m_id,issue.b_id from members left join issue on members.m_id=issue.m_id;</text:p>
      <text:p text:style-name="P4">+-------+------+</text:p>
      <text:p text:style-name="P4">| m_id <text:s/>| b_id |</text:p>
      <text:p text:style-name="P4">+-------+------+</text:p>
      <text:p text:style-name="P4">| <text:s text:c="4"/>1 | 1000 |</text:p>
      <text:p text:style-name="P4">| <text:s text:c="4"/>1 | 1201 |</text:p>
      <text:p text:style-name="P4">| <text:s text:c="4"/>2 | 1001 |</text:p>
      <text:p text:style-name="P4">| <text:s text:c="4"/>2 | 1002 |</text:p>
      <text:p text:style-name="P4">| <text:s text:c="4"/>2 | 1003 |</text:p>
      <text:p text:style-name="P4">| <text:s text:c="4"/>3 | NULL |</text:p>
      <text:p text:style-name="P4">| <text:s text:c="4"/>4 | 1005 |</text:p>
      <text:p text:style-name="P4">| <text:s text:c="4"/>5 | NULL |</text:p>
      <text:p text:style-name="P4">| <text:s text:c="4"/>6 | 1004 |</text:p>
      <text:p text:style-name="P4">| <text:s text:c="2"/>123 | NULL |</text:p>
      <text:p text:style-name="P4">| 10007 | NULL |</text:p>
      <text:p text:style-name="P4">+-------+------+</text:p>
      <text:p text:style-name="P4">11 rows in set (0.00 sec)</text:p>
      <text:list xml:id="list225444952523845" text:continue-numbering="true" text:style-name="WW8Num1">
        <text:list-header>
          <text:p text:style-name="P45"/>
        </text:list-header>
        <text:list-item>
          <text:p text:style-name="P49"><text:span text:style-name="Strong_20_Emphasis"><text:span text:style-name="T1">Find the names of members who have borrowed the same book more than once.</text:span></text:span></text:p>
          <text:p text:style-name="P48"/>
        </text:list-item>
      </text:list>
      <text:p text:style-name="P5"/>
      <text:p text:style-name="P5">mysql&gt; select m_id,count(*) from issue where m_id=1 and b_id=1000;</text:p>
      <text:p text:style-name="P5">+------+----------+</text:p>
      <text:p text:style-name="P5">| m_id | count(*) |</text:p>
      <text:p text:style-name="P5">+------+----------+</text:p>
      <text:p text:style-name="P5">| <text:s text:c="3"/>1 | <text:s text:c="7"/>2 |</text:p>
      <text:p text:style-name="P5">+------+----------+</text:p>
      <text:p text:style-name="P5">1 row in set (0.00 sec)</text:p>
      <text:p text:style-name="P29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Sharp1" svg:font-family="'WenQuanYi Zen Hei Sharp'" style:font-family-generic="modern" style:font-pitch="fixed"/>
    <style:font-face style:name="Android Emoji" svg:font-family="'Android Emoji'" style:font-pitch="variable"/>
    <style:font-face style:name="Overpass" svg:font-family="Overpass, 'MS Mincho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ohit Devanagari2" style:font-family-complex="'Lohit Devanagari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Zen Hei Sharp1" style:font-family-asian="'WenQuanYi Zen Hei Sharp'" style:font-family-generic-asian="modern" style:font-pitch-asian="fixed" style:font-name-complex="Lohit Devanagari2" style:font-family-complex="'Lohit Devanagari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9T22:39:52</meta:creation-date>
    <dc:date>2017-10-30T22:54:42.921523487</dc:date>
    <meta:editing-duration>PT3H25M17S</meta:editing-duration>
    <meta:editing-cycles>28</meta:editing-cycles>
    <meta:generator>LibreOffice/5.1.6.2$Linux_X86_64 LibreOffice_project/10m0$Build-2</meta:generator>
    <meta:document-statistic meta:table-count="0" meta:image-count="0" meta:object-count="0" meta:page-count="1" meta:paragraph-count="574" meta:word-count="4174" meta:character-count="26750" meta:non-whitespace-character-count="19363"/>
  </office:meta>
</office:document-meta>
</file>